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1.651cm" svg:x="2.778cm" svg:y="4.30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524cm" svg:height="1.524cm" draw:transform="rotate (0.218864288200089) translate (5.171cm 3.34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794cm" svg:height="2.794cm" svg:x="9.509cm" svg:y="4.8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794cm" svg:height="2.159cm" draw:transform="rotate (0.165980811864661) translate (2.746cm 6.83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651cm" svg:height="1.651cm" svg:x="8.239cm" svg:y="2.90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971cm" svg:height="1.969cm" draw:transform="rotate (-0.3384193419617) translate (6.988cm 5.826cm)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048cm" svg:height="3.048cm" draw:transform="rotate (-0.307352481276202) translate (12.073cm 1.118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651cm" svg:height="1.651cm" svg:x="15.351cm" svg:y="6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651cm" svg:height="2.54cm" draw:transform="rotate (-0.465653844432088) translate (13.85cm 7.7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921cm" svg:height="2.413cm" svg:x="5.953cm" svg:y="9.38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651cm" svg:height="1.27cm" svg:x="9.763cm" svg:y="9.25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048cm" svg:height="2.794cm" draw:transform="rotate (0.406836248639878) translate (16.066cm 2.22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032cm" svg:height="2.159cm" svg:x="17.51cm" svg:y="4.93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159cm" svg:height="1.651cm" draw:transform="rotate (0.379609112308767) translate (16.011cm 8.952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ian </meta:initial-creator>
    <meta:creation-date>2014-10-23T14:17:53</meta:creation-date>
    <dc:date>2014-10-23T14:20:54</dc:date>
    <dc:creator>Christian </dc:creator>
    <meta:editing-duration>P0D</meta:editing-duration>
    <meta:editing-cycles>1</meta:editing-cycles>
    <meta:document-statistic meta:object-count="14"/>
    <meta:generator>LibreOffice/3.5$Linux_X86_64 LibreOffice_project/350m1$Build-2</meta:generator>
  </office:meta>
</office:document-meta>
</file>